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60000028B21B86AF2C4F746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 CJK JP:ＭＳ ゴシック" svg:font-family="'Noto Sans Mono CJK JP:ＭＳ ゴシック', 'ヒラギノ角ゴ ProN', 'ヒラギノ角ゴ Pro', IPAゴシック, Gothic" style:font-family-generic="modern" style:font-pitch="fixed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99cm" svg:height="15.945cm" svg:x="0.988cm" svg:y="1.018cm">
          <draw:image xlink:href="Pictures/10000201000002B60000028B21B86AF2C4F7462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 CJK JP:ＭＳ ゴシック" svg:font-family="'Noto Sans Mono CJK JP:ＭＳ ゴシック', 'ヒラギノ角ゴ ProN', 'ヒラギノ角ゴ Pro', IPAゴシック, Gothic" style:font-family-generic="modern" style:font-pitch="fixed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07-11-28T13:51:55</meta:creation-date>
    <dc:date>2020-09-14T13:23:36.621527455</dc:date>
    <meta:editing-cycles>30</meta:editing-cycles>
    <meta:editing-duration>PT1H24M2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